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Arial1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style:font-name="Arial1" fo:font-size="10.5pt"/>
    </style:style>
    <style:style style:name="T2" style:family="text">
      <style:text-properties style:font-name="Arial1" fo:font-size="10.5pt" fo:font-style="normal" fo:font-weight="normal"/>
    </style:style>
    <style:style style:name="T3" style:family="text">
      <style:text-properties style:font-name-asian="Arial1" style:font-size-asian="10.5pt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module is integrated with a built-in 5V power.When the drive voltage is 7V-35V, it can enable the onboard 5V logic power supply;afterthe power supply,don't input voltage in the interface+5V power supply,but you can lead the 5V for external use. <text:line-break/>when ENA enable IN1 IN2 control OUT1 OUT2 <text:line-break/>when ENB enable IN3 IN4 control OUT3 OUT4</text:p>
      <text:p text:style-name="P2"><text:span text:style-name="T2">Applied cases: <text:line-break/>1 Driving stepper motor <text:line-break/>The connection of driving a common 4 line 2 phase electric motor is shown in below figure <text:line-break/>after enable ENA ENB <text:line-break/>Input the following driving timing from IN1-IN4</text:span><text:span text:style-name="T3">，</text:span><text:span text:style-name="T2">then the speed and direction of the stepper <text:line-break/>motor can be controlled</text:span></text:p>
      <text:p text:style-name="P2"><draw:frame draw:style-name="fr1" draw:name="graphics1" text:anchor-type="as-char" svg:width="6.6902in" svg:height="2.3799in" draw:z-index="0"><draw:image xlink:href="http://www.elcesiyejn.com/IMAGE_DING/1381.4.jpg" xlink:type="simple" xlink:show="embed" xlink:actuate="onLoad"/></draw:frame></text:p>
      <text:p text:style-name="P3"><text:span text:style-name="T1">2 Driving DC motor <text:line-break/>Because the module is drived by double H bridge,it can drive two motors simultaneously. <text:line-break/>The connecting method is shown inbelow figure <text:line-break/>after enable ENA ENB <text:line-break/>You can imput the speed and direction of PWM signal drive motor 1 from IN1 IN2 <text:line-break/>You can imput the speed and direction of PWM signal drive motor 2 from IN1 IN2 <text:line-break/>The signal is shown in the figure </text:span><text:line-break/><draw:frame draw:style-name="fr2" draw:name="graphics2" text:anchor-type="as-char" svg:width="7.2917in" svg:height="2.1563in" draw:z-index="1"><draw:image xlink:href="http://www.elcesiyejn.com/IMAGE_DING/1381.5.jpg" xlink:type="simple" xlink:show="embed" xlink:actuate="onLoad"/></draw:frame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de </meta:initial-creator>
    <meta:creation-date>2014-02-07T21:44:21</meta:creation-date>
    <dc:date>2014-02-07T21:48:18</dc:date>
    <dc:creator>minde </dc:creator>
    <meta:editing-duration>P0D</meta:editing-duration>
    <meta:editing-cycles>2</meta:editing-cycles>
    <meta:generator>LibreOffice/4.0.2.2$Linux_x86 LibreOffice_project/400m0$Build-2</meta:generator>
    <meta:document-statistic meta:table-count="0" meta:image-count="2" meta:object-count="0" meta:page-count="1" meta:paragraph-count="5" meta:word-count="171" meta:character-count="979" meta:non-whitespace-character-count="797"/>
  </office:meta>
</office:document-meta>
</file>